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35562"/>
    </style:style>
    <style:style style:name="P2" style:family="paragraph" style:parent-style-name="Standard">
      <style:text-properties officeooo:rsid="0017da62" officeooo:paragraph-rsid="0017da62"/>
    </style:style>
    <style:style style:name="P3" style:family="paragraph" style:parent-style-name="Standard">
      <style:text-properties officeooo:rsid="000a7e40" officeooo:paragraph-rsid="000dd7a4"/>
    </style:style>
    <style:style style:name="P4" style:family="paragraph" style:parent-style-name="Standard">
      <style:text-properties style:text-line-through-style="solid" style:text-line-through-type="single" fo:font-weight="bold" officeooo:rsid="00188ab0" officeooo:paragraph-rsid="001c8e73" style:font-weight-asian="bold" style:font-weight-complex="bold"/>
    </style:style>
    <style:style style:name="P5" style:family="paragraph" style:parent-style-name="Standard">
      <style:text-properties style:text-line-through-style="solid" style:text-line-through-type="single" fo:font-weight="bold" officeooo:rsid="00188ab0" officeooo:paragraph-rsid="00188ab0" style:font-weight-asian="bold" style:font-weight-complex="bold"/>
    </style:style>
    <style:style style:name="P6" style:family="paragraph" style:parent-style-name="Standard">
      <style:text-properties style:text-line-through-style="solid" style:text-line-through-type="single" fo:font-size="11pt" fo:font-style="italic" officeooo:rsid="001a4791" officeooo:paragraph-rsid="001a4791" style:font-size-asian="11pt" style:font-style-asian="italic" style:font-size-complex="11pt" style:font-style-complex="italic"/>
    </style:style>
    <style:style style:name="P7" style:family="paragraph" style:parent-style-name="Standard">
      <style:text-properties fo:font-weight="bold" officeooo:rsid="00035562" officeooo:paragraph-rsid="00035562" style:font-weight-asian="bold" style:font-weight-complex="bold"/>
    </style:style>
    <style:style style:name="P8" style:family="paragraph" style:parent-style-name="Standard">
      <style:paragraph-properties fo:text-align="center" style:justify-single-word="false"/>
      <style:text-properties fo:font-size="13pt" fo:font-weight="bold" officeooo:rsid="0017da62" officeooo:paragraph-rsid="0017da62" style:font-size-asian="13pt" style:font-weight-asian="bold" style:font-size-complex="13pt" style:font-weight-complex="bold"/>
    </style:style>
    <style:style style:name="P9" style:family="paragraph" style:parent-style-name="Standard">
      <style:text-properties fo:font-size="13pt" fo:font-weight="bold" officeooo:paragraph-rsid="00035562" style:font-size-asian="13pt" style:font-weight-asian="bold" style:font-size-complex="13pt" style:font-weight-complex="bold"/>
    </style:style>
    <style:style style:name="P10" style:family="paragraph" style:parent-style-name="Standard">
      <style:paragraph-properties fo:text-align="center" style:justify-single-word="false"/>
      <style:text-properties fo:font-size="13pt" fo:font-weight="bold" officeooo:rsid="0020d575" officeooo:paragraph-rsid="0020d575" style:font-size-asian="13pt" style:font-weight-asian="bold" style:font-size-complex="13pt" style:font-weight-complex="bold"/>
    </style:style>
    <style:style style:name="P11" style:family="paragraph" style:parent-style-name="Standard">
      <style:text-properties style:text-line-through-style="none" style:text-line-through-type="none" officeooo:rsid="00188ab0" officeooo:paragraph-rsid="000dd7a4"/>
    </style:style>
    <style:style style:name="P12" style:family="paragraph" style:parent-style-name="Standard">
      <style:text-properties style:text-line-through-style="none" style:text-line-through-type="none" fo:font-weight="bold" officeooo:rsid="00188ab0" officeooo:paragraph-rsid="001c8e73" style:font-weight-asian="bold" style:font-weight-complex="bold"/>
    </style:style>
    <style:style style:name="P13" style:family="paragraph" style:parent-style-name="Standard">
      <style:text-properties style:text-line-through-style="none" style:text-line-through-type="none" fo:font-weight="normal" officeooo:rsid="001d6303" officeooo:paragraph-rsid="001d6303" style:font-weight-asian="normal" style:font-weight-complex="normal"/>
    </style:style>
    <style:style style:name="P14" style:family="paragraph" style:parent-style-name="Standard">
      <style:text-properties style:text-line-through-style="none" style:text-line-through-type="none" fo:font-weight="normal" officeooo:rsid="001ddb12" officeooo:paragraph-rsid="001ddb12" style:font-weight-asian="normal" style:font-weight-complex="normal"/>
    </style:style>
    <style:style style:name="P15" style:family="paragraph" style:parent-style-name="Standard">
      <style:text-properties style:text-line-through-style="none" style:text-line-through-type="none" fo:font-weight="normal" officeooo:rsid="0021c7cb" officeooo:paragraph-rsid="0021c7cb" style:font-weight-asian="normal" style:font-weight-complex="normal"/>
    </style:style>
    <style:style style:name="P16" style:family="paragraph" style:parent-style-name="Standard">
      <style:text-properties style:text-line-through-style="none" style:text-line-through-type="none" fo:font-weight="normal" officeooo:rsid="0022e88f" officeooo:paragraph-rsid="0022e88f" style:font-weight-asian="normal" style:font-weight-complex="normal"/>
    </style:style>
    <style:style style:name="P17" style:family="paragraph" style:parent-style-name="Standard">
      <style:text-properties style:text-line-through-style="none" style:text-line-through-type="none" fo:font-weight="normal" officeooo:rsid="0024b9ce" officeooo:paragraph-rsid="0024b9ce" style:font-weight-asian="normal" style:font-weight-complex="normal"/>
    </style:style>
    <style:style style:name="P18" style:family="paragraph" style:parent-style-name="Standard">
      <style:text-properties style:text-line-through-style="none" style:text-line-through-type="none" fo:font-weight="normal" officeooo:rsid="0024c7d6" officeooo:paragraph-rsid="0024c7d6" style:font-weight-asian="normal" style:font-weight-complex="normal"/>
    </style:style>
    <style:style style:name="P19" style:family="paragraph" style:parent-style-name="Standard">
      <style:text-properties style:text-line-through-style="none" style:text-line-through-type="none" officeooo:rsid="0021c4f7" officeooo:paragraph-rsid="0021c4f7"/>
    </style:style>
    <style:style style:name="P20" style:family="paragraph" style:parent-style-name="Standard">
      <style:text-properties style:text-line-through-style="none" style:text-line-through-type="none" officeooo:rsid="001a4791" officeooo:paragraph-rsid="001c8e73"/>
    </style:style>
    <style:style style:name="P21" style:family="paragraph" style:parent-style-name="Standard">
      <style:text-properties style:text-line-through-style="none" style:text-line-through-type="none" fo:font-weight="bold" officeooo:rsid="0021c7cb" officeooo:paragraph-rsid="00188ab0" style:font-weight-asian="bold" style:font-weight-complex="bold"/>
    </style:style>
    <style:style style:name="P22" style:family="paragraph" style:parent-style-name="Standard">
      <style:text-properties style:text-line-through-style="none" style:text-line-through-type="none" fo:font-weight="normal" officeooo:rsid="0021c7cb" officeooo:paragraph-rsid="0021c7cb" style:font-weight-asian="normal" style:font-weight-complex="normal"/>
    </style:style>
    <style:style style:name="P23" style:family="paragraph" style:parent-style-name="Standard">
      <style:text-properties style:text-line-through-style="none" style:text-line-through-type="none" fo:font-weight="normal" officeooo:rsid="0024c7d6" officeooo:paragraph-rsid="0024c7d6" style:font-weight-asian="normal" style:font-weight-complex="normal"/>
    </style:style>
    <style:style style:name="P24" style:family="paragraph" style:parent-style-name="Standard">
      <style:text-properties style:text-line-through-style="none" style:text-line-through-type="none" fo:font-weight="normal" officeooo:rsid="002ae349" officeooo:paragraph-rsid="002ae349" style:font-weight-asian="normal" style:font-weight-complex="normal"/>
    </style:style>
    <style:style style:name="P25" style:family="paragraph" style:parent-style-name="Standard">
      <style:text-properties style:text-line-through-style="none" style:text-line-through-type="none" fo:font-weight="normal" officeooo:rsid="001d6303" officeooo:paragraph-rsid="001d6303" style:font-weight-asian="normal" style:font-weight-complex="normal"/>
    </style:style>
    <style:style style:name="P26" style:family="paragraph" style:parent-style-name="Standard">
      <style:text-properties style:text-line-through-style="none" style:text-line-through-type="none" fo:font-weight="normal" officeooo:rsid="001ddb12" officeooo:paragraph-rsid="001ddb12" style:font-weight-asian="normal" style:font-weight-complex="normal"/>
    </style:style>
    <style:style style:name="P27" style:family="paragraph" style:parent-style-name="Standard">
      <style:text-properties style:text-line-through-style="none" style:text-line-through-type="none" fo:font-weight="normal" officeooo:rsid="001f272a" officeooo:paragraph-rsid="001f272a" style:font-weight-asian="normal" style:font-weight-complex="normal"/>
    </style:style>
    <style:style style:name="P28" style:family="paragraph" style:parent-style-name="Standard">
      <style:text-properties style:text-line-through-style="none" style:text-line-through-type="none" fo:font-weight="normal" officeooo:rsid="002b38fd" officeooo:paragraph-rsid="002b38fd" style:font-weight-asian="normal" style:font-weight-complex="normal"/>
    </style:style>
    <style:style style:name="P29" style:family="paragraph" style:parent-style-name="Standard">
      <style:text-properties style:text-line-through-style="none" style:text-line-through-type="none" officeooo:rsid="00188ab0" officeooo:paragraph-rsid="000dd7a4"/>
    </style:style>
    <style:style style:name="P30" style:family="paragraph" style:parent-style-name="Standard">
      <style:text-properties style:text-line-through-style="none" style:text-line-through-type="none" officeooo:rsid="002ae349" officeooo:paragraph-rsid="002ae349"/>
    </style:style>
    <style:style style:name="T1" style:family="text">
      <style:text-properties style:text-line-through-style="none" style:text-line-through-type="none"/>
    </style:style>
    <style:style style:name="T2" style:family="text">
      <style:text-properties style:text-line-through-style="none" style:text-line-through-type="none" officeooo:rsid="00188ab0"/>
    </style:style>
    <style:style style:name="T3" style:family="text">
      <style:text-properties style:text-line-through-style="none" style:text-line-through-type="none" officeooo:rsid="001c8e73"/>
    </style:style>
    <style:style style:name="T4" style:family="text">
      <style:text-properties style:text-line-through-style="none" style:text-line-through-type="none" officeooo:rsid="0021c7cb"/>
    </style:style>
    <style:style style:name="T5" style:family="text">
      <style:text-properties officeooo:rsid="00188ab0"/>
    </style:style>
    <style:style style:name="T6" style:family="text">
      <style:text-properties officeooo:rsid="0020d575"/>
    </style:style>
    <style:style style:name="T7" style:family="text">
      <style:text-properties officeooo:rsid="0022e88f"/>
    </style:style>
    <style:style style:name="T8" style:family="text">
      <style:text-properties officeooo:rsid="00261f9d"/>
    </style:style>
    <style:style style:name="T9" style:family="text">
      <style:text-properties officeooo:rsid="002ae3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alysis of nonlinear oscillator equations with <text:span text:style-name="T6">arbitrary order </text:span>normal form<text:span text:style-name="T6"> expansion</text:span>,<text:span text:style-name="T6"> (</text:span>parametrisation of invariant manifold and symbolic computations<text:span text:style-name="T6">) </text:span></text:p>
      <text:p text:style-name="P10">(for autonomous and non-autonomous systems?)</text:p>
      <text:p text:style-name="P8"/>
      <text:p text:style-name="P8">Reduction and solutions of nonlinear vibratory systems with the parametrisation method of invariant manifold and normal form style: analytic development and symbolic computations </text:p>
      <text:p text:style-name="P9"/>
      <text:p text:style-name="P1"/>
      <text:p text:style-name="P2">abstract – main ideas: <text:span text:style-name="T5">parametrisation method of invariant manifold is a good tool fo developing reduced-order models for nonlinear vibratory systems. The normal form style also contains numerous advantages and can be used also as routine normal form, leading to analytical solutions. The aim of this paper is to present all the possibilities offered by these developments with analytical and symbolic developments. A special emphasis is put on detailing the different formulations : complex, real, full real ; and the different representations (polar coordinates, cartesian coordinates) of the normal form style, and compare them with already existing methods (eg mutliple scales</text:span><text:span text:style-name="T6"> - not sure? probably not enough space for that</text:span><text:span text:style-name="T5">), in order to show the generality of the method, its power and the cases in which fully analytical solutions are given. The focus is on small systems to explain clearly all the developments. The non-autonomous version is also detailed and emphasis is put on the physical menaning of different solutions and the link with numerous nonlinear phenomena (eg parametric excitation).</text:span> </text:p>
      <text:p text:style-name="P1"/>
      <text:p text:style-name="P1"/>
      <text:p text:style-name="P7">1. Introduction</text:p>
      <text:p text:style-name="P3"/>
      <text:p text:style-name="P11">-direct parametrisation <text:s/>+ high-order development : shown impressive results for FE structures. </text:p>
      <text:p text:style-name="P11">-the aim of this contribution is to take the other point of view from the same coin : focus on more simple system to better track the different terms and understand the power of solutions the method allows, generalizing previously proposed perturbative solutions in a complete and simple framework where analytic solutions can be found.</text:p>
      <text:p text:style-name="P11"/>
      <text:p text:style-name="P19">-main developments:</text:p>
      <text:p text:style-name="P19">*reviewing the different normal form styles for vibrating systems : CNF, RNF and ONF</text:p>
      <text:p text:style-name="P19">*explain their difference, pros and cons on simple exmaple</text:p>
      <text:p text:style-name="P19">*advocate for the use of arbitrary order normal form expansions to solve nonlinear vibration problems, by underlining that (i) with MORFE_Sym this is easily achievable so one can rapidly compute high-order analytical solutions, (ii) details the results for numerous typical examples: Duffing equation, system with 1:2 resonance, ... (iii) analyze the solutions for non-autonomous problems in order to highlight how the forcing is mixed in the process (with physical explanaitons): case of parametric resonance, ...</text:p>
      <text:p text:style-name="P11"/>
      <text:p text:style-name="P30">-interests also for system identification, generation of ab initio models to learn systems from data.</text:p>
      <text:p text:style-name="P11"/>
      <text:p text:style-name="P6"><text:span text:style-name="T2">N</text:span><text:span text:style-name="T1">B : inspirations to take from recent works : the « tutorial » review paper by Wagg, the thesis by Mattia (I am just thinking of the table 9.1 p. 75 in his thesis, which gives the beginning of a « catalogue » of the possible normal forms with different resonances… I would like to have also such a complete view of the different formulations in this paper).</text:span></text:p>
      <text:p text:style-name="P11"/>
      <text:p text:style-name="P5"><text:span text:style-name="T1">2. </text:span><text:span text:style-name="T4">Variants of normal form styles for single degree of freedom systems</text:span></text:p>
      <text:p text:style-name="P21"/>
      <text:p text:style-name="P15">2.1. The Duffing equation</text:p>
      <text:p text:style-name="P15">-unforced, undamped Duffing equation with only cubic NL</text:p>
      <text:p text:style-name="P15"><text:soft-page-break/>\ddot{x} + \omega_0^2 x + h x^3 = 0</text:p>
      <text:p text:style-name="P15">-goal : explain the different variants of normal form styles</text:p>
      <text:p text:style-name="P15"/>
      <text:p text:style-name="P15"><text:tab/>2.1.1 normal form transforms and choice of styles</text:p>
      <text:p text:style-name="P15"><text:tab/>In this section we explain how the computation of normal form is done<text:span text:style-name="T7"> for the Duffing <text:tab/>oscillator in order to explain on this simple example how the different styles are selected:</text:span></text:p>
      <text:p text:style-name="P16"><text:tab/>-complex normal form style</text:p>
      <text:p text:style-name="P16"><text:tab/>-real normal formulations<text:tab/></text:p>
      <text:p text:style-name="P16"><text:tab/>-oscillator normal form</text:p>
      <text:p text:style-name="P16"><text:tab/>Generalization and interpretation in terms of resonance condition<text:span text:style-name="T9">: how these different styles <text:tab/>can be interpreted as resonance relationships (usual relationship for CNF / absolute values <text:tab/>for RNF <text:s/>/ maximal interpretaion for ONF)</text:span></text:p>
      <text:p text:style-name="P16"/>
      <text:p text:style-name="P16"><text:tab/>2.1.2 Arbitrary order expansions for CNF and RNF</text:p>
      <text:p text:style-name="P16"><text:tab/>Just to exemplify the use of MORFE_sym : high order (say 9<text:span text:style-name="T9">-11</text:span> ...<text:span text:style-name="T9"> To discuss. What in main <text:tab/>text and what in appendix ?</text:span>) CNF and RNF</text:p>
      <text:p text:style-name="P16"/>
      <text:p text:style-name="P16"><text:tab/>2.1.3 Realification</text:p>
      <text:p text:style-name="P16"><text:tab/>-CNF and polar coordinates : direct access to backbone</text:p>
      <text:p text:style-name="P16"><text:tab/>-RNF and cartesian coordinates : better return to real quantities? To double check at higher <text:tab/>orders.</text:p>
      <text:p text:style-name="P16"/>
      <text:p text:style-name="P17">2.2. Duffing oscillator with quadratic and cubic NL</text:p>
      <text:p text:style-name="P17"/>
      <text:p text:style-name="P17">Short subsection in order to explain how the quadratic term changes the expressions.</text:p>
      <text:p text:style-name="P17">CNF, RNF and ONF</text:p>
      <text:p text:style-name="P17"/>
      <text:p text:style-name="P17">2.3 Effect of damping</text:p>
      <text:p text:style-name="P17"/>
      <text:p text:style-name="P17">CNF, RNF and ONF. Nonlinear instantaneous frequency and nonlinear damping rate.</text:p>
      <text:p text:style-name="P17"/>
      <text:p text:style-name="P18">2.4 Effect of forcing</text:p>
      <text:p text:style-name="P18"/>
      <text:p text:style-name="P18">To discuss. Forcing alone ? Or forcing + damping ?</text:p>
      <text:p text:style-name="P18">-primary resonance</text:p>
      <text:p text:style-name="P18">-subharmonic resonance</text:p>
      <text:p text:style-name="P18">-superharmonic resonance</text:p>
      <text:p text:style-name="P18"/>
      <text:p text:style-name="P18">Discussion about the parametric resonance? I think (following Andrea) better in the next section,</text:p>
      <text:p text:style-name="P18">otherwise we need to make a separate case with a separate starting point.</text:p>
      <text:p text:style-name="P18"/>
      <text:p text:style-name="P24">2.5 Van der Pol oscillator</text:p>
      <text:p text:style-name="P24">-normal form expansions</text:p>
      <text:p text:style-name="P24">-limit cycle oscillations and approximations</text:p>
      <text:p text:style-name="P20"/>
      <text:p text:style-name="P4"><text:span text:style-name="T3">3</text:span><text:span text:style-name="T1">. Theoretical results, high-order developments on </text:span><text:span text:style-name="T3">multiple dof </text:span><text:span text:style-name="T1">systems</text:span></text:p>
      <text:p text:style-name="P12"/>
      <text:p text:style-name="P13">3.1. Case without internal resonance</text:p>
      <text:p text:style-name="P13">-recall how the mutliple dof reduces to single dof reduced dynamics (allowing to make the link with the previous section.</text:p>
      <text:p text:style-name="P13">-forcing</text:p>
      <text:p text:style-name="P13"><text:soft-page-break/>-parametric resonance ?<text:span text:style-name="T9"> Should be included here. Reproduce a case as the one we did with Andrea and analyze the different terms in the dynamics. Exemple on a two-dof system.</text:span></text:p>
      <text:p text:style-name="P13"/>
      <text:p text:style-name="P13">3.2. Internal resonance : the 1:2 case</text:p>
      <text:p text:style-name="P24">Starting point : a two dof system with general quadratic and cubic nonlinearities.</text:p>
      <text:p text:style-name="P24">Aim : give CNF/RNF/ONF of the system up to given orders.</text:p>
      <text:p text:style-name="P24">Comments on the quadratic terms, how the cubic are changed and subsequent odd and even orders as compared to a case without resonance.</text:p>
      <text:p text:style-name="P24">Try a slight analysis, on the complex system, and try realifications to show if nice results are easy to derive (eg stability limits ?)</text:p>
      <text:p text:style-name="P13"/>
      <text:p text:style-name="P13">3.3. the 1:3 case</text:p>
      <text:p text:style-name="P24">Foloow the same derivation as in the 1:2 case but much shorter. use only a system with cubic NL to make it simpler. Shorter section.</text:p>
      <text:p text:style-name="P13"/>
      <text:p text:style-name="P14">3.<text:span text:style-name="T9">4</text:span>. Illustrative example : the famous two-dof of Bruno</text:p>
      <text:p text:style-name="P24">-shape of the reduced dynamics, different coefficients, analytical expressions</text:p>
      <text:p text:style-name="P24">-prediction of hardening/softening up to high orders</text:p>
      <text:p text:style-name="P24">-effect of damping on hard/soft with arbitrary order developments and accuracy</text:p>
      <text:p text:style-name="P28">-effect of forcing, derive some expressions in case with forcing.</text:p>
      <text:p text:style-name="P24">-a resonant case?</text:p>
      <text:p text:style-name="P14"/>
      <text:p text:style-name="P27">3.<text:span text:style-name="T9">5</text:span>. Another example <text:span text:style-name="T8">? Something like a beam or??? really needed here?</text:span></text:p>
      <text:p text:style-name="P24">An arch with curvature and give analytical expression for the hard/soft behaviour as function of rise in this case. Is it easy to deriv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3T17:18:43.564312944</meta:creation-date>
    <dc:date>2023-07-19T16:29:28.905106464</dc:date>
    <meta:editing-duration>P1DT18H32M44S</meta:editing-duration>
    <meta:editing-cycles>30</meta:editing-cycles>
    <meta:generator>LibreOffice/7.3.7.2$Linux_X86_64 LibreOffice_project/30$Build-2</meta:generator>
    <meta:document-statistic meta:table-count="0" meta:image-count="0" meta:object-count="0" meta:page-count="3" meta:paragraph-count="64" meta:word-count="1011" meta:character-count="6409" meta:non-whitespace-character-count="5438"/>
  </office:meta>
</office:document-meta>
</file>